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County PD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County PD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/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County PD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401">
            <text:p>1401</text:p>
          </table:table-cell>
          <table:table-cell table:style-name="ce21" office:value-type="float" office:value="1203">
            <text:p>1203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376">
            <text:p>376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emingto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County PD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County P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unty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illiam County PD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unty PD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9163">
            <text:p>9163</text:p>
          </table:table-cell>
          <table:table-cell table:style-name="ce21" office:value-type="float" office:value="8093">
            <text:p>8093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2224">
            <text:p>2224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  <table:table-row table:style-name="ro2">
          <table:table-cell table:style-name="ce26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877">
            <text:p>5877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1445">
            <text:p>1445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, Dept.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apitol Police, Division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ervation &amp; Rec., Dept.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Game&amp;Inland Fisheries, Dept</text:p>
          </table:table-cell>
          <table:table-cell table:style-name="ce25" office:value-type="float" office:value="167">
            <text:p>167</text:p>
          </table:table-cell>
          <table:table-cell table:style-name="ce25" office:value-type="float" office:value="157">
            <text:p>157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9">
            <text:p>19</text:p>
          </table:table-cell>
          <table:table-cell table:style-name="ce21"/>
        </table:table-row>
        <table:table-row table:style-name="ro2">
          <table:table-cell table:style-name="ce21" office:value-type="string">
            <text:p>Motor Vehicles, Dept.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State Police, Dept.</text:p>
          </table:table-cell>
          <table:table-cell table:style-name="ce21" office:value-type="float" office:value="1858">
            <text:p>1858</text:p>
          </table:table-cell>
          <table:table-cell table:style-name="ce21" office:value-type="float" office:value="1754">
            <text:p>175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663">
            <text:p>663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outhside Va. Trng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Port Authority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745">
            <text:p>2745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996">
            <text:p>996</text:p>
          </table:table-cell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J Sargeant Reynolds C.C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orthern Virginia C.C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ichard Bland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Virginia State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Virginia Western C.C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9163">
            <text:p>9163</text:p>
          </table:table-cell>
          <table:table-cell table:style-name="ce21" office:value-type="float" office:value="8093">
            <text:p>8093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2224">
            <text:p>2224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745">
            <text:p>2745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996">
            <text:p>996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877">
            <text:p>5877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1445">
            <text:p>144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3" office:value-type="string">
            <text:p>STATE TOTAL</text:p>
          </table:table-cell>
          <table:table-cell table:style-name="ce24" office:value-type="float" office:value="18380">
            <text:p>18380</text:p>
          </table:table-cell>
          <table:table-cell table:style-name="ce24" office:value-type="float" office:value="16199">
            <text:p>16199</text:p>
          </table:table-cell>
          <table:table-cell table:style-name="ce24" office:value-type="float" office:value="2181">
            <text:p>2181</text:p>
          </table:table-cell>
          <table:table-cell table:style-name="ce24" office:value-type="float" office:value="5010">
            <text:p>5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